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73f68" style:font-size-asian="10pt" style:font-size-complex="10pt"/>
    </style:style>
    <style:style style:name="P3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4" style:family="paragraph" style:parent-style-name="Standard">
      <style:text-properties fo:font-size="10pt" officeooo:paragraph-rsid="00170b1e" style:font-size-asian="10pt" style:font-size-complex="10pt"/>
    </style:style>
    <style:style style:name="T1" style:family="text">
      <style:text-properties officeooo:rsid="00073f68"/>
    </style:style>
    <style:style style:name="T2" style:family="text">
      <style:text-properties officeooo:rsid="00077ec1"/>
    </style:style>
    <style:style style:name="T3" style:family="text">
      <style:text-properties officeooo:rsid="0009da96"/>
    </style:style>
    <style:style style:name="T4" style:family="text">
      <style:text-properties officeooo:rsid="000b9e70"/>
    </style:style>
    <style:style style:name="T5" style:family="text">
      <style:text-properties officeooo:rsid="000bd1b0"/>
    </style:style>
    <style:style style:name="T6" style:family="text">
      <style:text-properties officeooo:rsid="000c8a0a"/>
    </style:style>
    <style:style style:name="T7" style:family="text">
      <style:text-properties officeooo:rsid="000d1288"/>
    </style:style>
    <style:style style:name="T8" style:family="text">
      <style:text-properties officeooo:rsid="000eca9f"/>
    </style:style>
    <style:style style:name="T9" style:family="text">
      <style:text-properties officeooo:rsid="001068d4"/>
    </style:style>
    <style:style style:name="T10" style:family="text">
      <style:text-properties officeooo:rsid="00113393"/>
    </style:style>
    <style:style style:name="T11" style:family="text">
      <style:text-properties officeooo:rsid="0012879f"/>
    </style:style>
    <style:style style:name="T12" style:family="text">
      <style:text-properties officeooo:rsid="001473b8"/>
    </style:style>
    <style:style style:name="T13" style:family="text">
      <style:text-properties officeooo:rsid="001555d3"/>
    </style:style>
    <style:style style:name="T14" style:family="text">
      <style:text-properties officeooo:rsid="00170b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l libro se divide en dos partes complementarias, integradas dentro de cada capítulo: <text:s/></text:p>
      <text:p text:style-name="Standard"/>
      <text:p text:style-name="P1">1. Historia de <text:span text:style-name="T1">Aventuras y </text:span>Fantasía: <text:s/></text:p>
      <text:p text:style-name="P2"><text:s text:c="3"/>- Narra el viaje de <text:span text:style-name="T1">una joven aventurera e intreprida llamada </text:span>Elara<text:span text:style-name="T1">,</text:span> en<text:span text:style-name="T1"> su</text:span> búsqueda de<text:span text:style-name="T1"> 'E</text:span>l códice perdido<text:span text:style-name="T1">', un libro magico que segun la leyenda contiene todo el conocimiento y todas las respuestas.</text:span></text:p>
      <text:p text:style-name="P2"><text:span text:style-name="T9"><text:s text:c="3"/>- </text:span><text:span text:style-name="T1">A</text:span>borda preguntas existenciales desde un enfoque místico y subjetivo. <text:s/></text:p>
      <text:p text:style-name="P1"><text:s text:c="5"/></text:p>
      <text:p text:style-name="P1"/>
      <text:p text:style-name="P1">2. Ensayo Científico: <text:s/></text:p>
      <text:p text:style-name="P1"><text:s text:c="3"/>- Introduce ideas sobre las características de la vida y <text:span text:style-name="T2">desarrolla</text:span> una simulación lógica de la vida como sistema inteligente. <text:s/></text:p>
      <text:p text:style-name="P1"><text:s text:c="3"/>- Proporciona respuestas objetivas y contrastes con las conclusiones subjetivas de la historia<text:span text:style-name="T2"> de aventuras</text:span>. <text:s/></text:p>
      <text:p text:style-name="Standard"/>
      <text:p text:style-name="Horizontal_20_Line"/>
      <text:p text:style-name="Text_20_body"/>
      <text:p text:style-name="Standard">Estructura del Libro<text:span text:style-name="T3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3">o Oculto</text:span> <text:s/></text:p>
      <text:p text:style-name="P1"><text:s/>Explora <text:span text:style-name="T3">nuestras propias limitaciones para entender la realidad</text:span><text:span text:style-name="T10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3">Condicionantes del pensamiento</text:span>. <text:s/></text:p>
      <text:p text:style-name="P1"/>
      <text:p text:style-name="P1">- Acto 3: La <text:span text:style-name="T5">Inteligencia invisible.</text:span></text:p>
      <text:p text:style-name="P1"><text:s/><text:span text:style-name="T10"><text:s/>La vida como sistema inteligente. </text:span><text:span text:style-name="T4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6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4"><text:s text:c="4"/>- Cap. 14: Potencia. <text:s text:c="2"/></text:p>
      <text:p text:style-name="P4"><text:s text:c="4"/>- Cap. 15: Redundancia</text:p>
      <text:p text:style-name="P4"><text:s text:c="4"/>- Cap. 16: Fiabilidad<text:span text:style-name="T14"> (gestion de memoria - colapso del sistema)</text:span></text:p>
      <text:p text:style-name="P4"><text:s text:c="4"/>- Cap. 17: Coste</text:p>
      <text:p text:style-name="P1"><text:s text:c="4"/>- Cap. 18: Poda. <text:s/></text:p>
      <text:p text:style-name="P3"/>
      <text:p text:style-name="P1">- Acto 5: Más Allá (Lo Trascendente) </text:p>
      <text:p text:style-name="P1"><text:s/><text:span text:style-name="T13">Reflexion acerca del sistema y primeras r</text:span><text:span text:style-name="T7">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><text:soft-page-break/></text:p>
      <text:p text:style-name="P1">- Acto 6: Conclusione<text:span text:style-name="T7">s</text:span> <text:s/></text:p>
      <text:p text:style-name="P1"><text:s text:c="2"/><text:span text:style-name="T13">Reflexion final orientada a crear un marco conceptual. </text:span><text:span text:style-name="T7">Mas respuestas.</text:span> <text:s text:c="3"/></text:p>
      <text:p text:style-name="P1"><text:s text:c="4"/>- Cap. 23: Vuelta a la realidad. <text:s/>(<text:span text:style-name="T11">la </text:span>mision<text:span text:style-name="T12">, sentimientos e instinto</text:span>)</text:p>
      <text:p text:style-name="P1"><text:s text:c="4"/>- Cap. 24: Lo trascendente. <text:s/>(lo que hemos hecho)</text:p>
      <text:p text:style-name="P1"><text:s text:c="4"/>- Cap. 25: La paz interior. <text:s/><text:span text:style-name="T8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7-05T11:07:56.149000000</dc:date>
    <meta:editing-duration>PT59M15S</meta:editing-duration>
    <meta:editing-cycles>13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7" meta:word-count="386" meta:character-count="2428" meta:non-whitespace-character-count="1878"/>
  </office:meta>
</office:document-meta>
</file>